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76" style:parent-style-name="LO-Normal" style:family="paragraph">
      <style:paragraph-properties fo:margin-bottom="0in" fo:margin-right="-1.1812in"/>
    </style:style>
    <style:style style:name="T577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177913086BR</text:p>
        </text:list-item>
        <text:list-item>
          <text:p text:style-name="P305">AK177375705BR</text:p>
        </text:list-item>
        <text:list-item>
          <text:p text:style-name="P306">AA152684379BR</text:p>
        </text:list-item>
        <text:list-item>
          <text:p text:style-name="P307">AA152400655BR</text:p>
        </text:list-item>
        <text:list-item>
          <text:p text:style-name="P308">AK176082078BR</text:p>
        </text:list-item>
        <text:list-item>
          <text:p text:style-name="P309">AA152602511BR</text:p>
        </text:list-item>
        <text:list-item>
          <text:p text:style-name="P310">AK177136869BR</text:p>
        </text:list-item>
        <text:list-item>
          <text:p text:style-name="P311">AA152666066BR</text:p>
        </text:list-item>
        <text:list-item>
          <text:p text:style-name="P312">AK177767865BR</text:p>
        </text:list-item>
        <text:list-item>
          <text:p text:style-name="P313">AA152964127BR</text:p>
        </text:list-item>
        <text:list-item>
          <text:p text:style-name="P314">AK177781840BR</text:p>
        </text:list-item>
        <text:list-item>
          <text:p text:style-name="P315">AK178099527BR</text:p>
        </text:list-item>
        <text:list-item>
          <text:p text:style-name="P316">AK177018487BR</text:p>
        </text:list-item>
        <text:list-item>
          <text:p text:style-name="P317">AK178182153BR</text:p>
        </text:list-item>
        <text:list-item>
          <text:p text:style-name="P318">AA153098653BR</text:p>
        </text:list-item>
        <text:list-item>
          <text:p text:style-name="P319">AK177352236BR</text:p>
        </text:list-item>
        <text:list-item>
          <text:p text:style-name="P320">AK177720474BR</text:p>
        </text:list-item>
        <text:list-item>
          <text:p text:style-name="P321">AA152772189BR</text:p>
        </text:list-item>
        <text:list-item>
          <text:p text:style-name="P322">AK176303636BR</text:p>
        </text:list-item>
        <text:list-item>
          <text:p text:style-name="P323">AA152464585BR</text:p>
        </text:list-item>
        <text:list-item>
          <text:p text:style-name="P324">AK176008086BR</text:p>
        </text:list-item>
        <text:list-item>
          <text:p text:style-name="P325">AK177923707BR</text:p>
        </text:list-item>
        <text:list-item>
          <text:p text:style-name="P326">AK177458753BR</text:p>
        </text:list-item>
        <text:list-item>
          <text:p text:style-name="P327">AK177515708BR</text:p>
        </text:list-item>
        <text:list-item>
          <text:p text:style-name="P328">AA152494658BR</text:p>
        </text:list-item>
        <text:list-item>
          <text:p text:style-name="P329">AA151652975BR</text:p>
        </text:list-item>
        <text:list-item>
          <text:p text:style-name="P330">AA151638015BR</text:p>
        </text:list-item>
        <text:list-item>
          <text:p text:style-name="P331">AK176757835BR</text:p>
        </text:list-item>
        <text:list-item>
          <text:p text:style-name="P332">AK177548811BR</text:p>
        </text:list-item>
        <text:list-item>
          <text:p text:style-name="P333">AA153310378BR</text:p>
        </text:list-item>
        <text:list-item>
          <text:p text:style-name="P334">AK177935943BR</text:p>
        </text:list-item>
        <text:list-item>
          <text:p text:style-name="P335">AA152820595BR</text:p>
        </text:list-item>
        <text:list-item>
          <text:p text:style-name="P336">AK177504356BR</text:p>
        </text:list-item>
        <text:list-item>
          <text:p text:style-name="P337">AK176254484BR</text:p>
        </text:list-item>
        <text:list-item>
          <text:p text:style-name="P338">AK177191729BR</text:p>
        </text:list-item>
        <text:list-item>
          <text:p text:style-name="P339">AK177667337BR</text:p>
        </text:list-item>
        <text:list-item>
          <text:p text:style-name="P340">AK177956965BR</text:p>
        </text:list-item>
        <text:list-item>
          <text:p text:style-name="P341">AK175955857BR</text:p>
        </text:list-item>
        <text:list-item>
          <text:p text:style-name="P342">AK177445998BR</text:p>
        </text:list-item>
        <text:list-item>
          <text:p text:style-name="P343">AA152775565BR</text:p>
        </text:list-item>
        <text:list-item>
          <text:p text:style-name="P344">AK176678863BR</text:p>
        </text:list-item>
        <text:list-item>
          <text:p text:style-name="P345">AA152764077BR</text:p>
        </text:list-item>
        <text:list-item>
          <text:p text:style-name="P346">AA152045124BR</text:p>
        </text:list-item>
        <text:list-item>
          <text:p text:style-name="P347">AK176386635BR</text:p>
        </text:list-item>
        <text:list-item>
          <text:p text:style-name="P348">AK177101900BR</text:p>
        </text:list-item>
        <text:list-item>
          <text:p text:style-name="P349">AK177475677BR</text:p>
        </text:list-item>
        <text:list-item>
          <text:p text:style-name="P350">AK177227264BR</text:p>
        </text:list-item>
        <text:list-item>
          <text:p text:style-name="P351">AK176352583BR</text:p>
        </text:list-item>
        <text:list-item>
          <text:p text:style-name="P352">AK176136859BR</text:p>
        </text:list-item>
        <text:list-item>
          <text:p text:style-name="P353">AK177390092BR</text:p>
        </text:list-item>
        <text:list-item>
          <text:p text:style-name="P354">AK176263115BR</text:p>
        </text:list-item>
        <text:list-item>
          <text:p text:style-name="P355">AK177537460BR</text:p>
        </text:list-item>
        <text:list-item>
          <text:p text:style-name="P356">AK177757695BR</text:p>
        </text:list-item>
        <text:list-item>
          <text:p text:style-name="P357">AK178132903BR</text:p>
        </text:list-item>
        <text:list-item>
          <text:p text:style-name="P358">AK177118785BR</text:p>
        </text:list-item>
        <text:list-item>
          <text:p text:style-name="P359">AA152813643BR</text:p>
        </text:list-item>
        <text:list-item>
          <text:p text:style-name="P360">AK177427521BR</text:p>
        </text:list-item>
        <text:list-item>
          <text:p text:style-name="P361">AA152920744BR</text:p>
        </text:list-item>
        <text:list-item>
          <text:p text:style-name="P362">AA153110907BR</text:p>
        </text:list-item>
        <text:list-item>
          <text:p text:style-name="P363">AK177154394BR</text:p>
        </text:list-item>
        <text:list-item>
          <text:p text:style-name="P364">AK177758687BR</text:p>
        </text:list-item>
        <text:list-item>
          <text:p text:style-name="P365">AA152902547BR</text:p>
        </text:list-item>
        <text:list-item>
          <text:p text:style-name="P366">AA152836295BR</text:p>
        </text:list-item>
        <text:list-item>
          <text:p text:style-name="P367">AA153217333BR</text:p>
        </text:list-item>
        <text:list-item>
          <text:p text:style-name="P368">AA153080856BR</text:p>
        </text:list-item>
        <text:list-item>
          <text:p text:style-name="P369">AK177129854BR</text:p>
        </text:list-item>
        <text:list-item>
          <text:p text:style-name="P370">AK177900330BR</text:p>
        </text:list-item>
        <text:list-item>
          <text:p text:style-name="P371">AK176757040BR</text:p>
        </text:list-item>
        <text:list-item>
          <text:p text:style-name="P372">AK177530444BR</text:p>
        </text:list-item>
        <text:list-item>
          <text:p text:style-name="P373">AA152485885BR</text:p>
        </text:list-item>
        <text:list-item>
          <text:p text:style-name="P374">AK176464562BR</text:p>
        </text:list-item>
        <text:list-item>
          <text:p text:style-name="P375">AA152423033BR</text:p>
        </text:list-item>
        <text:list-item>
          <text:p text:style-name="P376">AK176349023BR</text:p>
        </text:list-item>
        <text:list-item>
          <text:p text:style-name="P377">AK177025369BR</text:p>
        </text:list-item>
        <text:list-item>
          <text:p text:style-name="P378">AK176604812BR</text:p>
        </text:list-item>
        <text:list-item>
          <text:p text:style-name="P379">AK177468605BR</text:p>
        </text:list-item>
        <text:list-item>
          <text:p text:style-name="P380">AK177662958BR</text:p>
        </text:list-item>
        <text:list-item>
          <text:p text:style-name="P381">AK178083045BR</text:p>
        </text:list-item>
        <text:list-item>
          <text:p text:style-name="P382">AA151862665BR</text:p>
        </text:list-item>
        <text:list-item>
          <text:p text:style-name="P383">AK178002571BR</text:p>
        </text:list-item>
        <text:list-item>
          <text:p text:style-name="P384">AA152849166BR</text:p>
        </text:list-item>
        <text:list-item>
          <text:p text:style-name="P385">AK176559852BR</text:p>
        </text:list-item>
        <text:list-item>
          <text:p text:style-name="P386">AK177541376BR</text:p>
        </text:list-item>
        <text:list-item>
          <text:p text:style-name="P387">AA153090990BR</text:p>
        </text:list-item>
        <text:list-item>
          <text:p text:style-name="P388">AA152630588BR</text:p>
        </text:list-item>
        <text:list-item>
          <text:p text:style-name="P389">AA152903233BR</text:p>
        </text:list-item>
        <text:list-item>
          <text:p text:style-name="P390">AK177636811BR</text:p>
        </text:list-item>
        <text:list-item>
          <text:p text:style-name="P391">AK177822411BR</text:p>
        </text:list-item>
        <text:list-item>
          <text:p text:style-name="P392">AK177057185BR</text:p>
        </text:list-item>
        <text:list-item>
          <text:p text:style-name="P393">AK177531453BR</text:p>
        </text:list-item>
        <text:list-item>
          <text:p text:style-name="P394">AA153202435BR</text:p>
        </text:list-item>
        <text:list-item>
          <text:p text:style-name="P395">AK178012980BR</text:p>
        </text:list-item>
        <text:list-item>
          <text:p text:style-name="P396">AA153051483BR</text:p>
        </text:list-item>
        <text:list-item>
          <text:p text:style-name="P397">AK176296541BR</text:p>
        </text:list-item>
        <text:list-item>
          <text:p text:style-name="P398">AK177439785BR</text:p>
        </text:list-item>
        <text:list-item>
          <text:p text:style-name="P399">AA151710112BR</text:p>
        </text:list-item>
        <text:list-item>
          <text:p text:style-name="P400">AA153349484BR</text:p>
        </text:list-item>
        <text:list-item>
          <text:p text:style-name="P401">AK177661802BR</text:p>
        </text:list-item>
        <text:list-item>
          <text:p text:style-name="P402">AK176576056BR</text:p>
        </text:list-item>
        <text:list-item>
          <text:p text:style-name="P403">AK178298284BR</text:p>
        </text:list-item>
        <text:list-item>
          <text:p text:style-name="P404">AA153215385BR</text:p>
        </text:list-item>
        <text:list-item>
          <text:p text:style-name="P405">AA153110748BR</text:p>
        </text:list-item>
        <text:list-item>
          <text:p text:style-name="P406">AK178206291BR</text:p>
        </text:list-item>
        <text:list-item>
          <text:p text:style-name="P407">AK176850963BR</text:p>
        </text:list-item>
        <text:list-item>
          <text:p text:style-name="P408">AK176841666BR</text:p>
        </text:list-item>
        <text:list-item>
          <text:p text:style-name="P409">AA153020999BR</text:p>
        </text:list-item>
        <text:list-item>
          <text:p text:style-name="P410">AK177608285BR</text:p>
        </text:list-item>
        <text:list-item>
          <text:p text:style-name="P411">AK178123478BR</text:p>
        </text:list-item>
        <text:list-item>
          <text:p text:style-name="P412">AA152272007BR</text:p>
        </text:list-item>
        <text:list-item>
          <text:p text:style-name="P413">AK177302739BR</text:p>
        </text:list-item>
        <text:list-item>
          <text:p text:style-name="P414">AK177521907BR</text:p>
        </text:list-item>
        <text:list-item>
          <text:p text:style-name="P415">AA151930665BR</text:p>
        </text:list-item>
        <text:list-item>
          <text:p text:style-name="P416">AA152291315BR</text:p>
        </text:list-item>
        <text:list-item>
          <text:p text:style-name="P417">AA151684165BR</text:p>
        </text:list-item>
        <text:list-item>
          <text:p text:style-name="P418">AK177624711BR</text:p>
        </text:list-item>
        <text:list-item>
          <text:p text:style-name="P419">AK176410754BR</text:p>
        </text:list-item>
        <text:list-item>
          <text:p text:style-name="P420">AK177704383BR</text:p>
        </text:list-item>
        <text:list-item>
          <text:p text:style-name="P421">AK177503979BR</text:p>
        </text:list-item>
        <text:list-item>
          <text:p text:style-name="P422">AA152369831BR</text:p>
        </text:list-item>
        <text:list-item>
          <text:p text:style-name="P423">AA152782478BR</text:p>
        </text:list-item>
        <text:list-item>
          <text:p text:style-name="P424">AA152819955BR</text:p>
        </text:list-item>
        <text:list-item>
          <text:p text:style-name="P425">AA153364795BR</text:p>
        </text:list-item>
        <text:list-item>
          <text:p text:style-name="P426">AK177859385BR</text:p>
        </text:list-item>
        <text:list-item>
          <text:p text:style-name="P427">AA153038266BR</text:p>
        </text:list-item>
        <text:list-item>
          <text:p text:style-name="P428">AK178538930BR</text:p>
        </text:list-item>
        <text:list-item>
          <text:p text:style-name="P429">AA153578031BR</text:p>
        </text:list-item>
        <text:list-item>
          <text:p text:style-name="P430">AK178977366BR</text:p>
        </text:list-item>
        <text:list-item>
          <text:p text:style-name="P431">AK179234634BR</text:p>
        </text:list-item>
        <text:list-item>
          <text:p text:style-name="P432">AK178458012BR</text:p>
        </text:list-item>
        <text:list-item>
          <text:p text:style-name="P433">AK176818512BR</text:p>
        </text:list-item>
        <text:list-item>
          <text:p text:style-name="P434">AA152778558BR</text:p>
        </text:list-item>
        <text:list-item>
          <text:p text:style-name="P435">AK179031591BR</text:p>
        </text:list-item>
        <text:list-item>
          <text:p text:style-name="P436">AK179462398BR</text:p>
        </text:list-item>
        <text:list-item>
          <text:p text:style-name="P437">AK178507291BR</text:p>
        </text:list-item>
        <text:list-item>
          <text:p text:style-name="P438">AK178794677BR</text:p>
        </text:list-item>
        <text:list-item>
          <text:p text:style-name="P439">AK178885885BR</text:p>
        </text:list-item>
        <text:list-item>
          <text:p text:style-name="P440">AK176867473BR</text:p>
        </text:list-item>
        <text:list-item>
          <text:p text:style-name="P441">AA152127265BR</text:p>
        </text:list-item>
        <text:list-item>
          <text:p text:style-name="P442">AK177377737BR</text:p>
        </text:list-item>
        <text:list-item>
          <text:p text:style-name="P443">AK178946298BR</text:p>
        </text:list-item>
        <text:list-item>
          <text:p text:style-name="P444">AA153410552BR</text:p>
        </text:list-item>
        <text:list-item>
          <text:p text:style-name="P445">AA153884544BR</text:p>
        </text:list-item>
        <text:list-item>
          <text:p text:style-name="P446">AK178569367BR</text:p>
        </text:list-item>
        <text:list-item>
          <text:p text:style-name="P447">AK178764468BR</text:p>
        </text:list-item>
        <text:list-item>
          <text:p text:style-name="P448">AK177346187BR</text:p>
        </text:list-item>
        <text:list-item>
          <text:p text:style-name="P449">AK178889508BR</text:p>
        </text:list-item>
        <text:list-item>
          <text:p text:style-name="P450">AA153924067BR</text:p>
        </text:list-item>
        <text:list-item>
          <text:p text:style-name="P451">AK177608890BR</text:p>
        </text:list-item>
        <text:list-item>
          <text:p text:style-name="P452">AK178151584BR</text:p>
        </text:list-item>
        <text:list-item>
          <text:p text:style-name="P453">AK176083127BR</text:p>
        </text:list-item>
        <text:list-item>
          <text:p text:style-name="P454">AK178540160BR</text:p>
        </text:list-item>
        <text:list-item>
          <text:p text:style-name="P455">AK178551159BR</text:p>
        </text:list-item>
        <text:list-item>
          <text:p text:style-name="P456">AK179014338BR</text:p>
        </text:list-item>
        <text:list-item>
          <text:p text:style-name="P457">AA153947624BR</text:p>
        </text:list-item>
        <text:list-item>
          <text:p text:style-name="P458">AA153899994BR</text:p>
        </text:list-item>
        <text:list-item>
          <text:p text:style-name="P459">AA153405141BR</text:p>
        </text:list-item>
        <text:list-item>
          <text:p text:style-name="P460">AA153680501BR</text:p>
        </text:list-item>
        <text:list-item>
          <text:p text:style-name="P461">AK179059348BR</text:p>
        </text:list-item>
        <text:list-item>
          <text:p text:style-name="P462">AK179115699BR</text:p>
        </text:list-item>
        <text:list-item>
          <text:p text:style-name="P463">AA153594913BR</text:p>
        </text:list-item>
        <text:list-item>
          <text:p text:style-name="P464">AK178733973BR</text:p>
        </text:list-item>
        <text:list-item>
          <text:p text:style-name="P465">AK179505218BR</text:p>
        </text:list-item>
        <text:list-item>
          <text:p text:style-name="P466">AK178737873BR</text:p>
        </text:list-item>
        <text:list-item>
          <text:p text:style-name="P467">AA154308945BR</text:p>
        </text:list-item>
        <text:list-item>
          <text:p text:style-name="P468">AK178559395BR</text:p>
        </text:list-item>
        <text:list-item>
          <text:p text:style-name="P469">AK178548906BR</text:p>
        </text:list-item>
        <text:list-item>
          <text:p text:style-name="P470">AK178519445BR</text:p>
        </text:list-item>
        <text:list-item>
          <text:p text:style-name="P471">AA153511423BR</text:p>
        </text:list-item>
        <text:list-item>
          <text:p text:style-name="P472">AK178811596BR</text:p>
        </text:list-item>
        <text:list-item>
          <text:p text:style-name="P473">AK178342938BR</text:p>
        </text:list-item>
        <text:list-item>
          <text:p text:style-name="P474">AK178333131BR</text:p>
        </text:list-item>
        <text:list-item>
          <text:p text:style-name="P475">AK178392917BR</text:p>
        </text:list-item>
        <text:list-item>
          <text:p text:style-name="P476">AK178533858BR</text:p>
        </text:list-item>
        <text:list-item>
          <text:p text:style-name="P477">AK178816616BR</text:p>
        </text:list-item>
        <text:list-item>
          <text:p text:style-name="P478">AK179133556BR</text:p>
        </text:list-item>
        <text:list-item>
          <text:p text:style-name="P479">AK179180162BR</text:p>
        </text:list-item>
        <text:list-item>
          <text:p text:style-name="P480">AK179180763BR</text:p>
        </text:list-item>
        <text:list-item>
          <text:p text:style-name="P481">AA154143504BR</text:p>
        </text:list-item>
        <text:list-item>
          <text:p text:style-name="P482">AA153645685BR</text:p>
        </text:list-item>
        <text:list-item>
          <text:p text:style-name="P483">AK178681366BR</text:p>
        </text:list-item>
        <text:list-item>
          <text:p text:style-name="P484">AK179559335BR</text:p>
        </text:list-item>
        <text:list-item>
          <text:p text:style-name="P485">AK179503248BR</text:p>
        </text:list-item>
        <text:list-item>
          <text:p text:style-name="P486">AK178942565BR</text:p>
        </text:list-item>
        <text:list-item>
          <text:p text:style-name="P487">AK178587493BR</text:p>
        </text:list-item>
        <text:list-item>
          <text:p text:style-name="P488">AK178447920BR</text:p>
        </text:list-item>
        <text:list-item>
          <text:p text:style-name="P489">AK178544475BR</text:p>
        </text:list-item>
        <text:list-item>
          <text:p text:style-name="P490">AA154090744BR</text:p>
        </text:list-item>
        <text:list-item>
          <text:p text:style-name="P491">AA154146845BR</text:p>
        </text:list-item>
        <text:list-item>
          <text:p text:style-name="P492">AK179081522BR</text:p>
        </text:list-item>
        <text:list-item>
          <text:p text:style-name="P493">AK179090918BR</text:p>
        </text:list-item>
        <text:list-item>
          <text:p text:style-name="P494">AK178769350BR</text:p>
        </text:list-item>
        <text:list-item>
          <text:p text:style-name="P495">AK178747181BR</text:p>
        </text:list-item>
        <text:list-item>
          <text:p text:style-name="P496">AA153869520BR</text:p>
        </text:list-item>
        <text:list-item>
          <text:p text:style-name="P497">AK178867286BR</text:p>
        </text:list-item>
        <text:list-item>
          <text:p text:style-name="P498">AK179124041BR</text:p>
        </text:list-item>
        <text:list-item>
          <text:p text:style-name="P499">AK178859228BR</text:p>
        </text:list-item>
        <text:list-item>
          <text:p text:style-name="P500">AK179498905BR</text:p>
        </text:list-item>
        <text:list-item>
          <text:p text:style-name="P501">AA154333300BR</text:p>
        </text:list-item>
        <text:list-item>
          <text:p text:style-name="P502">AK179370436BR</text:p>
        </text:list-item>
        <text:list-item>
          <text:p text:style-name="P503">AK179299065BR</text:p>
        </text:list-item>
        <text:list-item>
          <text:p text:style-name="P504">AA154442874BR</text:p>
        </text:list-item>
        <text:list-item>
          <text:p text:style-name="P505">AA151680716BR</text:p>
        </text:list-item>
        <text:list-item>
          <text:p text:style-name="P506">AK178926072BR</text:p>
        </text:list-item>
        <text:list-item>
          <text:p text:style-name="P507">AK179476255BR</text:p>
        </text:list-item>
        <text:list-item>
          <text:p text:style-name="P508">AK179573178BR</text:p>
        </text:list-item>
        <text:list-item>
          <text:p text:style-name="P509">AA153825271BR</text:p>
        </text:list-item>
        <text:list-item>
          <text:p text:style-name="P510">AK178979203BR</text:p>
        </text:list-item>
        <text:list-item>
          <text:p text:style-name="P511">AA154402107BR</text:p>
        </text:list-item>
        <text:list-item>
          <text:p text:style-name="P512">AK178662340BR</text:p>
        </text:list-item>
        <text:list-item>
          <text:p text:style-name="P513">AK179556807BR</text:p>
        </text:list-item>
        <text:list-item>
          <text:p text:style-name="P514">AK179565287BR</text:p>
        </text:list-item>
        <text:list-item>
          <text:p text:style-name="P515">AK178598346BR</text:p>
        </text:list-item>
        <text:list-item>
          <text:p text:style-name="P516">AK178743675BR</text:p>
        </text:list-item>
        <text:list-item>
          <text:p text:style-name="P517">AA153727711BR</text:p>
        </text:list-item>
        <text:list-item>
          <text:p text:style-name="P518">AK179524115BR</text:p>
        </text:list-item>
        <text:list-item>
          <text:p text:style-name="P519">AK177474844BR</text:p>
        </text:list-item>
        <text:list-item>
          <text:p text:style-name="P520">AK177602716BR</text:p>
        </text:list-item>
        <text:list-item>
          <text:p text:style-name="P521">AK177776646BR</text:p>
        </text:list-item>
        <text:list-item>
          <text:p text:style-name="P522">AK177742055BR</text:p>
        </text:list-item>
        <text:list-item>
          <text:p text:style-name="P523">AK177510643BR</text:p>
        </text:list-item>
        <text:list-item>
          <text:p text:style-name="P524">AA152782668BR</text:p>
        </text:list-item>
        <text:list-item>
          <text:p text:style-name="P525">AA152008696BR</text:p>
        </text:list-item>
        <text:list-item>
          <text:p text:style-name="P526">AA151873963BR</text:p>
        </text:list-item>
        <text:list-item>
          <text:p text:style-name="P527">AK178173063BR</text:p>
        </text:list-item>
        <text:list-item>
          <text:p text:style-name="P528">AK178079638BR</text:p>
        </text:list-item>
        <text:list-item>
          <text:p text:style-name="P529">AK177396356BR</text:p>
        </text:list-item>
        <text:list-item>
          <text:p text:style-name="P530">AK178255329BR</text:p>
        </text:list-item>
        <text:list-item>
          <text:p text:style-name="P531">AA152571139BR</text:p>
        </text:list-item>
        <text:list-item>
          <text:p text:style-name="P532">AK178229315BR</text:p>
        </text:list-item>
        <text:list-item>
          <text:p text:style-name="P533">AA153485025BR</text:p>
        </text:list-item>
        <text:list-item>
          <text:p text:style-name="P534">AA154091268BR</text:p>
        </text:list-item>
        <text:list-item>
          <text:p text:style-name="P535">AA153094926BR</text:p>
        </text:list-item>
        <text:list-item>
          <text:p text:style-name="P536">AK178144685BR</text:p>
        </text:list-item>
        <text:list-item>
          <text:p text:style-name="P537">AK177956974BR</text:p>
        </text:list-item>
        <text:list-item>
          <text:p text:style-name="P538">AK177968986BR</text:p>
        </text:list-item>
        <text:list-item>
          <text:p text:style-name="P539">AK177884671BR</text:p>
        </text:list-item>
        <text:list-item>
          <text:p text:style-name="P540">AK177231564BR</text:p>
        </text:list-item>
        <text:list-item>
          <text:p text:style-name="P541">AK177845151BR</text:p>
        </text:list-item>
        <text:list-item>
          <text:p text:style-name="P542">AK178184097BR</text:p>
        </text:list-item>
        <text:list-item>
          <text:p text:style-name="P543">AA153059439BR</text:p>
        </text:list-item>
        <text:list-item>
          <text:p text:style-name="P544">AK177836061BR</text:p>
        </text:list-item>
        <text:list-item>
          <text:p text:style-name="P545">AA152732825BR</text:p>
        </text:list-item>
        <text:list-item>
          <text:p text:style-name="P546">AA153116136BR</text:p>
        </text:list-item>
        <text:list-item>
          <text:p text:style-name="P547">AK177371181BR</text:p>
        </text:list-item>
        <text:list-item>
          <text:p text:style-name="P548">AK178039130BR</text:p>
        </text:list-item>
        <text:list-item>
          <text:p text:style-name="P549">AA152725555BR</text:p>
        </text:list-item>
        <text:list-item>
          <text:p text:style-name="P550">AA152595223BR</text:p>
        </text:list-item>
        <text:list-item>
          <text:p text:style-name="P551">AA152443007BR</text:p>
        </text:list-item>
        <text:list-item>
          <text:p text:style-name="P552">AK178142018BR</text:p>
        </text:list-item>
        <text:list-item>
          <text:p text:style-name="P553">AK177046752BR</text:p>
        </text:list-item>
        <text:list-item>
          <text:p text:style-name="P554">AK176577330BR</text:p>
        </text:list-item>
        <text:list-item>
          <text:p text:style-name="P555">AK176856816BR</text:p>
        </text:list-item>
        <text:list-item>
          <text:p text:style-name="P556">AA151611865BR</text:p>
        </text:list-item>
        <text:list-item>
          <text:p text:style-name="P557">AA151777410BR</text:p>
        </text:list-item>
        <text:list-item>
          <text:p text:style-name="P558">AA152702744BR</text:p>
        </text:list-item>
        <text:list-item>
          <text:p text:style-name="P559">AA152534771BR</text:p>
        </text:list-item>
        <text:list-item>
          <text:p text:style-name="P560">AK177603795BR</text:p>
        </text:list-item>
        <text:list-item>
          <text:p text:style-name="P561">AK176740486BR</text:p>
        </text:list-item>
        <text:list-item>
          <text:p text:style-name="P562">AA154334000BR</text:p>
        </text:list-item>
        <text:list-item>
          <text:p text:style-name="P563">AK177720718BR</text:p>
        </text:list-item>
        <text:list-item>
          <text:p text:style-name="P564">AK178011349BR</text:p>
        </text:list-item>
        <text:list-item>
          <text:p text:style-name="P565">AA152837809BR</text:p>
        </text:list-item>
        <text:list-item>
          <text:p text:style-name="P566">AA152842931BR</text:p>
        </text:list-item>
        <text:list-item>
          <text:p text:style-name="P567">AK177514702BR</text:p>
        </text:list-item>
        <text:list-item>
          <text:p text:style-name="P568">AK178259793BR</text:p>
        </text:list-item>
        <text:list-item>
          <text:p text:style-name="P569">AK177949355BR</text:p>
        </text:list-item>
        <text:list-item>
          <text:p text:style-name="P570">AK176280949BR</text:p>
        </text:list-item>
        <text:list-item>
          <text:p text:style-name="P571">AA152381554BR</text:p>
        </text:list-item>
        <text:list-item>
          <text:p text:style-name="P572">AK177746278BR</text:p>
        </text:list-item>
        <text:list-item>
          <text:p text:style-name="P573">AK177608815BR</text:p>
        </text:list-item>
        <text:list-item>
          <text:p text:style-name="P574">AK177322804BR</text:p>
        </text:list-item>
        <text:list-item>
          <text:p text:style-name="P575">AK177091535BR</text:p>
        </text:list-item>
        <text:list-item>
          <text:p text:style-name="P576"><text:span text:style-name="T577">AK176047399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02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67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206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02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2T18:42:00Z</meta:creation-date>
    <dc:date>2024-07-02T18:42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7" meta:word-count="597" meta:character-count="3815" meta:row-count="26" meta:non-whitespace-character-count="3225"/>
  </office:meta>
</office:document-meta>
</file>